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3c4b5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cm" svg:stroke-color="#3c4b5e" draw:fill="solid" draw:fill-color="#eeeeee" draw:textarea-vertical-align="top" draw:auto-grow-height="true" fo:min-height="0.593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cm" svg:stroke-color="#3c4b5e" draw:fill="solid" draw:fill-color="#eeeeee" draw:textarea-vertical-align="top" draw:auto-grow-height="true" fo:min-height="1.185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cm" svg:stroke-color="#3c4b5e" draw:fill="solid" draw:fill-color="#eeeeee" draw:textarea-vertical-align="top" draw:auto-grow-height="true" fo:min-height="1.18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1c1c1c" draw:fill="none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_20_2" svg:stroke-width="0.053cm" svg:stroke-color="#1c1c1c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1c1c1c" draw:marker-end="msArrowOpenEnd_20_5" draw:marker-end-width="0.319cm" draw:marker-end-center="false" draw:fill="none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c1c1c" draw:fill="solid" draw:fill-color="#333333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999999" draw:fill="solid" draw:fill-color="#dddddd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1c1c1c" draw:fill="non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1c1c1c" draw:fill="solid" draw:fill-color="#dddddd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cccccc" draw:fill="solid" draw:fill-color="#e8e9ec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1c1c1c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1">
      <style:graphic-properties draw:stroke="none" svg:stroke-width="0cm" svg:stroke-color="#1c1c1c" draw:fill="none" draw:textarea-vertical-align="top" draw:auto-grow-height="true" fo:min-height="1.015cm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svg:stroke-color="#1c1c1c" draw:fill="none" draw:textarea-vertical-align="top" draw:auto-grow-height="true" fo:min-height="1.01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_20_3" svg:stroke-width="0.071cm" svg:stroke-color="#1c1c1c" draw:marker-end="msArrowOpenEnd_20_5" draw:marker-end-width="0.319cm" draw:marker-end-center="false" draw:fill="none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svg:stroke-color="#1c1c1c" draw:fill="none" draw:textarea-vertical-align="top" draw:auto-grow-height="true" fo:min-height="1.015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fo:font-family="'Helvetica LT Std Light'" fo:font-size="14pt" fo:letter-spacing="normal" fo:font-style="normal" style:text-underline-style="none" fo:font-weight="normal" style:font-size-asian="14pt" style:font-style-asian="normal" style:font-weight-asian="normal" style:font-family-complex="'Helvetica LT Std Light'" style:font-size-complex="14pt" style:font-style-complex="normal" style:font-weight-complex="normal"/>
    </style:style>
    <style:style style:name="T2" style:family="text">
      <style:text-properties fo:color="#3c4b5e" style:text-line-through-style="none" fo:font-family="'Helvetica LT Std Light'" fo:font-size="12pt" fo:letter-spacing="normal" fo:font-style="normal" style:text-underline-style="none" fo:font-weight="normal" style:font-size-asian="12pt" style:font-style-asian="normal" style:font-weight-asian="normal" style:font-family-complex="'Helvetica LT Std Light'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c4b5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name="Curved Connector 3" draw:style-name="gr1" draw:text-style-name="P1" draw:layer="layout" svg:x1="3.06cm" svg:y1="4.8cm" svg:x2="7.028cm" svg:y2="6.752cm" svg:d="m3060 4800h1984v1952h1984">
          <text:p/>
        </draw:connector>
        <draw:custom-shape draw:name="TextBox 4" draw:style-name="gr2" draw:text-style-name="P3" draw:layer="layout" svg:width="2.955cm" svg:height="0.843cm" svg:x="3.414cm" svg:y="5.539cm">
          <text:p text:style-name="P2"><text:span text:style-name="T1">Seek time</text:span></text:p>
          <draw:enhanced-geometry svg:viewBox="0 0 21600 21600" draw:type="rectangle" draw:enhanced-path="M 0 0 L 21600 0 21600 21600 0 21600 0 0 Z N"/>
        </draw:custom-shape>
        <draw:connector draw:name="Curved Connector 5" draw:style-name="gr1" draw:text-style-name="P1" draw:layer="layout" svg:x1="9.442cm" svg:y1="3.751cm" svg:x2="13.068cm" svg:y2="2.234cm" svg:d="m9442 3751h1813v-1517h1813">
          <text:p/>
        </draw:connector>
        <draw:custom-shape draw:name="TextBox 6" draw:style-name="gr3" draw:text-style-name="P3" draw:layer="layout" svg:width="2.955cm" svg:height="1.435cm" svg:x="9.086cm" svg:y="1.58cm">
          <text:p text:style-name="P2"><text:span text:style-name="T1">Rotational</text:span><text:span text:style-name="T1"><text:line-break/></text:span><text:span text:style-name="T1">delay</text:span></text:p>
          <draw:enhanced-geometry svg:viewBox="0 0 21600 21600" draw:type="rectangle" draw:enhanced-path="M 0 0 L 21600 0 21600 21600 0 21600 0 0 Z N"/>
        </draw:custom-shape>
        <draw:connector draw:name="Curved Connector 7" draw:style-name="gr1" draw:text-style-name="P1" draw:layer="layout" svg:x1="17.054cm" svg:y1="2.273cm" svg:x2="20.076cm" svg:y2="3.772cm" svg:d="m17054 2273h1511v1499h1511">
          <text:p/>
        </draw:connector>
        <draw:custom-shape draw:name="TextBox 8" draw:style-name="gr4" draw:text-style-name="P3" draw:layer="layout" svg:width="2.955cm" svg:height="1.435cm" svg:x="18.015cm" svg:y="1.573cm">
          <text:p text:style-name="P2"><text:span text:style-name="T1">Transfer</text:span><text:span text:style-name="T1"><text:line-break/></text:span><text:span text:style-name="T1">time</text:span></text:p>
          <draw:enhanced-geometry svg:viewBox="0 0 21600 21600" draw:type="rectangle" draw:enhanced-path="M 0 0 L 21600 0 21600 21600 0 21600 0 0 Z N"/>
        </draw:custom-shape>
        <draw:g draw:name="Group 9">
          <draw:custom-shape draw:name="Oval 10" draw:style-name="gr5" draw:text-style-name="P4" draw:layer="layout" svg:width="1.944cm" svg:height="1.944cm" svg:x="8.588cm" svg:y="4.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5" draw:text-style-name="P4" draw:layer="layout" svg:width="3.789cm" svg:height="3.789cm" svg:x="7.665cm" svg:y="3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Straight Arrow Connector 12" draw:style-name="gr6" draw:text-style-name="P1" draw:layer="layout" svg:x1="11.391cm" svg:y1="6.143cm" svg:x2="10.532cm" svg:y2="5.882cm" svg:d="m11391 6143h-429v-261h-430">
            <text:p/>
          </draw:connector>
          <draw:custom-shape draw:name="Freeform 13" draw:style-name="gr7" draw:text-style-name="P4" draw:layer="layout" svg:width="0.637cm" svg:height="0.066cm" draw:transform="rotate (1.68406819524901) translate (8.348cm 6.444cm)">
            <text:p/>
            <draw:enhanced-geometry draw:mirror-horizontal="false" draw:mirror-vertical="false" svg:viewBox="0 0 287271 30292" draw:type="non-primitive" draw:enhanced-path="M 287271 30292 C 200876 -5319 121020 -12504 0 24818 N">
              <draw:equation draw:name="f0" draw:formula="1098482*width/1098482"/>
              <draw:equation draw:name="f1" draw:formula="206560*height/206560"/>
              <draw:equation draw:name="f2" draw:formula="686551*width/1098482"/>
              <draw:equation draw:name="f3" draw:formula="627*height/206560"/>
              <draw:equation draw:name="f4" draw:formula="0*width/1098482"/>
              <draw:equation draw:name="f5" draw:formula="137916*height/206560"/>
              <draw:equation draw:name="f6" draw:formula="0*width/1098482"/>
              <draw:equation draw:name="f7" draw:formula="137916*height/206560"/>
              <draw:equation draw:name="f8" draw:formula="1098482*width/1098482"/>
              <draw:equation draw:name="f9" draw:formula="68644*height/68644"/>
              <draw:equation draw:name="f10" draw:formula="0*width/1098482"/>
              <draw:equation draw:name="f11" draw:formula="0*height/68644"/>
              <draw:equation draw:name="f12" draw:formula="0*width/1098482"/>
              <draw:equation draw:name="f13" draw:formula="0*height/68644"/>
              <draw:equation draw:name="f14" draw:formula="1098482*width/1098482"/>
              <draw:equation draw:name="f15" draw:formula="160579*height/160579"/>
              <draw:equation draw:name="f16" draw:formula="0*width/1098482"/>
              <draw:equation draw:name="f17" draw:formula="91935*height/160579"/>
              <draw:equation draw:name="f18" draw:formula="0*width/1098482"/>
              <draw:equation draw:name="f19" draw:formula="91935*height/160579"/>
              <draw:equation draw:name="f20" draw:formula="1098482*width/1098482"/>
              <draw:equation draw:name="f21" draw:formula="208959*height/208959"/>
              <draw:equation draw:name="f22" draw:formula="0*width/1098482"/>
              <draw:equation draw:name="f23" draw:formula="140315*height/208959"/>
              <draw:equation draw:name="f24" draw:formula="0*width/1098482"/>
              <draw:equation draw:name="f25" draw:formula="140315*height/208959"/>
              <draw:equation draw:name="f26" draw:formula="682902*width/682902"/>
              <draw:equation draw:name="f27" draw:formula="76633*height/204146"/>
              <draw:equation draw:name="f28" draw:formula="0*width/682902"/>
              <draw:equation draw:name="f29" draw:formula="204146*height/204146"/>
              <draw:equation draw:name="f30" draw:formula="0*width/682902"/>
              <draw:equation draw:name="f31" draw:formula="204146*height/204146"/>
              <draw:equation draw:name="f32" draw:formula="691767*width/691767"/>
              <draw:equation draw:name="f33" draw:formula="75293*height/203126"/>
              <draw:equation draw:name="f34" draw:formula="8865*width/691767"/>
              <draw:equation draw:name="f35" draw:formula="202806*height/203126"/>
              <draw:equation draw:name="f36" draw:formula="324705*width/691767"/>
              <draw:equation draw:name="f37" draw:formula="0*height/203126"/>
              <draw:equation draw:name="f38" draw:formula="682902*width/682902"/>
              <draw:equation draw:name="f39" draw:formula="72102*height/199935"/>
              <draw:equation draw:name="f40" draw:formula="0*width/682902"/>
              <draw:equation draw:name="f41" draw:formula="199615*height/199935"/>
              <draw:equation draw:name="f42" draw:formula="270647*width/270647"/>
              <draw:equation draw:name="f43" draw:formula="97215*height/97215"/>
              <draw:equation draw:name="f44" draw:formula="0*width/270647"/>
              <draw:equation draw:name="f45" draw:formula="91741*height/97215"/>
              <draw:equation draw:name="f46" draw:formula="270647*width/270647"/>
              <draw:equation draw:name="f47" draw:formula="111672*height/111672"/>
              <draw:equation draw:name="f48" draw:formula="0*width/270647"/>
              <draw:equation draw:name="f49" draw:formula="106198*height/111672"/>
              <draw:equation draw:name="f50" draw:formula="270647*width/270647"/>
              <draw:equation draw:name="f51" draw:formula="37729*height/37729"/>
              <draw:equation draw:name="f52" draw:formula="0*width/270647"/>
              <draw:equation draw:name="f53" draw:formula="32255*height/37729"/>
              <draw:equation draw:name="f54" draw:formula="263998*width/263998"/>
              <draw:equation draw:name="f55" draw:formula="25883*height/47006"/>
              <draw:equation draw:name="f56" draw:formula="0*width/263998"/>
              <draw:equation draw:name="f57" draw:formula="47006*height/47006"/>
              <draw:equation draw:name="f58" draw:formula="287271*width/287271"/>
              <draw:equation draw:name="f59" draw:formula="37729*height/37729"/>
              <draw:equation draw:name="f60" draw:formula="0*width/287271"/>
              <draw:equation draw:name="f61" draw:formula="32255*height/37729"/>
              <draw:equation draw:name="f62" draw:formula="287271*width/287271"/>
              <draw:equation draw:name="f63" draw:formula="34393*height/34393"/>
              <draw:equation draw:name="f64" draw:formula="0*width/287271"/>
              <draw:equation draw:name="f65" draw:formula="28919*height/34393"/>
              <draw:equation draw:name="f66" draw:formula="287271*width/287271"/>
              <draw:equation draw:name="f67" draw:formula="30292*height/30292"/>
              <draw:equation draw:name="f68" draw:formula="0*width/287271"/>
              <draw:equation draw:name="f69" draw:formula="24818*height/30292"/>
              <draw:equation draw:name="f70" draw:formula="width"/>
              <draw:equation draw:name="f71" draw:formula="height"/>
            </draw:enhanced-geometry>
          </draw:custom-shape>
          <draw:custom-shape draw:name="Freeform 14" draw:style-name="gr8" draw:text-style-name="P4" draw:layer="layout" svg:width="1.34cm" svg:height="1.948cm" draw:transform="rotate (0.41608649367537) translate (9.298cm 6.596cm)">
            <text:p/>
            <draw:enhanced-geometry draw:mirror-horizontal="false" draw:mirror-vertical="false" svg:viewBox="0 0 603633 877254" draw:type="non-primitive" draw:enhanced-path="M 193821 877254 L 561060 96907 C 618866 -34851 623117 -26351 540658 86706 L 0 765047 193821 877254 Z N">
              <draw:equation draw:name="f0" draw:formula="183664*width/544578"/>
              <draw:equation draw:name="f1" draw:formula="855587*height/912601"/>
              <draw:equation draw:name="f2" draw:formula="504998*width/544578"/>
              <draw:equation draw:name="f3" draw:formula="95641*height/912601"/>
              <draw:equation draw:name="f4" draw:formula="484596*width/544578"/>
              <draw:equation draw:name="f5" draw:formula="85440*height/912601"/>
              <draw:equation draw:name="f6" draw:formula="10245*width/544578"/>
              <draw:equation draw:name="f7" draw:formula="773982*height/912601"/>
              <draw:equation draw:name="f8" draw:formula="183664*width/544578"/>
              <draw:equation draw:name="f9" draw:formula="855587*height/912601"/>
              <draw:equation draw:name="f10" draw:formula="173419*width/534333"/>
              <draw:equation draw:name="f11" draw:formula="855587*height/855587"/>
              <draw:equation draw:name="f12" draw:formula="494753*width/534333"/>
              <draw:equation draw:name="f13" draw:formula="95641*height/855587"/>
              <draw:equation draw:name="f14" draw:formula="474351*width/534333"/>
              <draw:equation draw:name="f15" draw:formula="85440*height/855587"/>
              <draw:equation draw:name="f16" draw:formula="0*width/534333"/>
              <draw:equation draw:name="f17" draw:formula="773982*height/855587"/>
              <draw:equation draw:name="f18" draw:formula="173419*width/534333"/>
              <draw:equation draw:name="f19" draw:formula="855587*height/855587"/>
              <draw:equation draw:name="f20" draw:formula="173419*width/534333"/>
              <draw:equation draw:name="f21" draw:formula="855587*height/855587"/>
              <draw:equation draw:name="f22" draw:formula="494753*width/534333"/>
              <draw:equation draw:name="f23" draw:formula="95641*height/855587"/>
              <draw:equation draw:name="f24" draw:formula="474351*width/534333"/>
              <draw:equation draw:name="f25" draw:formula="85440*height/855587"/>
              <draw:equation draw:name="f26" draw:formula="0*width/534333"/>
              <draw:equation draw:name="f27" draw:formula="773982*height/855587"/>
              <draw:equation draw:name="f28" draw:formula="173419*width/534333"/>
              <draw:equation draw:name="f29" draw:formula="855587*height/855587"/>
              <draw:equation draw:name="f30" draw:formula="173419*width/534333"/>
              <draw:equation draw:name="f31" draw:formula="855587*height/855587"/>
              <draw:equation draw:name="f32" draw:formula="494753*width/534333"/>
              <draw:equation draw:name="f33" draw:formula="95641*height/855587"/>
              <draw:equation draw:name="f34" draw:formula="474351*width/534333"/>
              <draw:equation draw:name="f35" draw:formula="85440*height/855587"/>
              <draw:equation draw:name="f36" draw:formula="0*width/534333"/>
              <draw:equation draw:name="f37" draw:formula="773982*height/855587"/>
              <draw:equation draw:name="f38" draw:formula="173419*width/534333"/>
              <draw:equation draw:name="f39" draw:formula="855587*height/855587"/>
              <draw:equation draw:name="f40" draw:formula="239726*width/600640"/>
              <draw:equation draw:name="f41" draw:formula="855587*height/892590"/>
              <draw:equation draw:name="f42" draw:formula="561060*width/600640"/>
              <draw:equation draw:name="f43" draw:formula="95641*height/892590"/>
              <draw:equation draw:name="f44" draw:formula="540658*width/600640"/>
              <draw:equation draw:name="f45" draw:formula="85440*height/892590"/>
              <draw:equation draw:name="f46" draw:formula="0*width/600640"/>
              <draw:equation draw:name="f47" draw:formula="763781*height/892590"/>
              <draw:equation draw:name="f48" draw:formula="239726*width/600640"/>
              <draw:equation draw:name="f49" draw:formula="855587*height/892590"/>
              <draw:equation draw:name="f50" draw:formula="206207*width/616019"/>
              <draw:equation draw:name="f51" draw:formula="877254*height/927112"/>
              <draw:equation draw:name="f52" draw:formula="573446*width/616019"/>
              <draw:equation draw:name="f53" draw:formula="96907*height/927112"/>
              <draw:equation draw:name="f54" draw:formula="553044*width/616019"/>
              <draw:equation draw:name="f55" draw:formula="86706*height/927112"/>
              <draw:equation draw:name="f56" draw:formula="12386*width/616019"/>
              <draw:equation draw:name="f57" draw:formula="765047*height/927112"/>
              <draw:equation draw:name="f58" draw:formula="206207*width/616019"/>
              <draw:equation draw:name="f59" draw:formula="877254*height/927112"/>
              <draw:equation draw:name="f60" draw:formula="206207*width/616019"/>
              <draw:equation draw:name="f61" draw:formula="877254*height/927112"/>
              <draw:equation draw:name="f62" draw:formula="573446*width/616019"/>
              <draw:equation draw:name="f63" draw:formula="96907*height/927112"/>
              <draw:equation draw:name="f64" draw:formula="553044*width/616019"/>
              <draw:equation draw:name="f65" draw:formula="86706*height/927112"/>
              <draw:equation draw:name="f66" draw:formula="12386*width/616019"/>
              <draw:equation draw:name="f67" draw:formula="765047*height/927112"/>
              <draw:equation draw:name="f68" draw:formula="206207*width/616019"/>
              <draw:equation draw:name="f69" draw:formula="877254*height/927112"/>
              <draw:equation draw:name="f70" draw:formula="206207*width/616019"/>
              <draw:equation draw:name="f71" draw:formula="877254*height/927112"/>
              <draw:equation draw:name="f72" draw:formula="573446*width/616019"/>
              <draw:equation draw:name="f73" draw:formula="96907*height/927112"/>
              <draw:equation draw:name="f74" draw:formula="553044*width/616019"/>
              <draw:equation draw:name="f75" draw:formula="86706*height/927112"/>
              <draw:equation draw:name="f76" draw:formula="12386*width/616019"/>
              <draw:equation draw:name="f77" draw:formula="765047*height/927112"/>
              <draw:equation draw:name="f78" draw:formula="206207*width/616019"/>
              <draw:equation draw:name="f79" draw:formula="877254*height/927112"/>
              <draw:equation draw:name="f80" draw:formula="193821*width/603633"/>
              <draw:equation draw:name="f81" draw:formula="877254*height/877254"/>
              <draw:equation draw:name="f82" draw:formula="561060*width/603633"/>
              <draw:equation draw:name="f83" draw:formula="96907*height/877254"/>
              <draw:equation draw:name="f84" draw:formula="540658*width/603633"/>
              <draw:equation draw:name="f85" draw:formula="86706*height/877254"/>
              <draw:equation draw:name="f86" draw:formula="0*width/603633"/>
              <draw:equation draw:name="f87" draw:formula="765047*height/877254"/>
              <draw:equation draw:name="f88" draw:formula="193821*width/603633"/>
              <draw:equation draw:name="f89" draw:formula="877254*height/877254"/>
              <draw:equation draw:name="f90" draw:formula="width"/>
              <draw:equation draw:name="f91" draw:formula="height"/>
            </draw:enhanced-geometry>
          </draw:custom-shape>
          <draw:custom-shape draw:name="Freeform 15" draw:style-name="gr9" draw:text-style-name="P4" draw:layer="layout" svg:width="0.218cm" svg:height="0.366cm" draw:transform="rotate (0.477696616270758) translate (8.423cm 5.739cm)">
            <text:p/>
            <draw:enhanced-geometry draw:mirror-horizontal="false" draw:mirror-vertical="false" svg:viewBox="0 0 98425 165100" draw:type="non-primitive" draw:enhanced-path="M 98425 0 C 56092 48683 16933 100542 0 165100 L 0 165100 N">
              <draw:equation draw:name="f0" draw:formula="98425*width/98425"/>
              <draw:equation draw:name="f1" draw:formula="0*height/165100"/>
              <draw:equation draw:name="f2" draw:formula="0*width/98425"/>
              <draw:equation draw:name="f3" draw:formula="165100*height/165100"/>
              <draw:equation draw:name="f4" draw:formula="0*width/98425"/>
              <draw:equation draw:name="f5" draw:formula="165100*height/165100"/>
              <draw:equation draw:name="f6" draw:formula="98425*width/98425"/>
              <draw:equation draw:name="f7" draw:formula="0*height/165100"/>
              <draw:equation draw:name="f8" draw:formula="0*width/98425"/>
              <draw:equation draw:name="f9" draw:formula="165100*height/165100"/>
              <draw:equation draw:name="f10" draw:formula="0*width/98425"/>
              <draw:equation draw:name="f11" draw:formula="165100*height/165100"/>
              <draw:equation draw:name="f12" draw:formula="98425*width/98425"/>
              <draw:equation draw:name="f13" draw:formula="0*height/165100"/>
              <draw:equation draw:name="f14" draw:formula="0*width/98425"/>
              <draw:equation draw:name="f15" draw:formula="165100*height/165100"/>
              <draw:equation draw:name="f16" draw:formula="0*width/98425"/>
              <draw:equation draw:name="f17" draw:formula="165100*height/165100"/>
              <draw:equation draw:name="f18" draw:formula="width"/>
              <draw:equation draw:name="f19" draw:formula="height"/>
            </draw:enhanced-geometry>
          </draw:custom-shape>
          <draw:custom-shape draw:name="Freeform 16" draw:style-name="gr10" draw:text-style-name="P4" draw:layer="layout" svg:width="0.218cm" svg:height="0.366cm" draw:transform="rotate (1.10898220671699) translate (8.532cm 6.386cm)">
            <text:p/>
            <draw:enhanced-geometry draw:mirror-horizontal="false" draw:mirror-vertical="false" svg:viewBox="0 0 98425 165100" draw:type="non-primitive" draw:enhanced-path="M 98425 0 C 56092 48683 16933 100542 0 165100 L 0 165100 N">
              <draw:equation draw:name="f0" draw:formula="98425*width/98425"/>
              <draw:equation draw:name="f1" draw:formula="0*height/165100"/>
              <draw:equation draw:name="f2" draw:formula="0*width/98425"/>
              <draw:equation draw:name="f3" draw:formula="165100*height/165100"/>
              <draw:equation draw:name="f4" draw:formula="0*width/98425"/>
              <draw:equation draw:name="f5" draw:formula="165100*height/165100"/>
              <draw:equation draw:name="f6" draw:formula="98425*width/98425"/>
              <draw:equation draw:name="f7" draw:formula="0*height/165100"/>
              <draw:equation draw:name="f8" draw:formula="0*width/98425"/>
              <draw:equation draw:name="f9" draw:formula="165100*height/165100"/>
              <draw:equation draw:name="f10" draw:formula="0*width/98425"/>
              <draw:equation draw:name="f11" draw:formula="165100*height/165100"/>
              <draw:equation draw:name="f12" draw:formula="98425*width/98425"/>
              <draw:equation draw:name="f13" draw:formula="0*height/165100"/>
              <draw:equation draw:name="f14" draw:formula="0*width/98425"/>
              <draw:equation draw:name="f15" draw:formula="165100*height/165100"/>
              <draw:equation draw:name="f16" draw:formula="0*width/98425"/>
              <draw:equation draw:name="f17" draw:formula="165100*height/165100"/>
              <draw:equation draw:name="f18" draw:formula="width"/>
              <draw:equation draw:name="f19" draw:formula="height"/>
            </draw:enhanced-geometry>
          </draw:custom-shape>
          <draw:custom-shape draw:name="Oval 17" draw:style-name="gr11" draw:text-style-name="P4" draw:layer="layout" svg:width="1.207cm" svg:height="1.207cm" svg:x="8.948cm" svg:y="5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8">
          <draw:custom-shape draw:name="Oval 19" draw:style-name="gr5" draw:text-style-name="P4" draw:layer="layout" svg:width="1.944cm" svg:height="1.944cm" svg:x="18.987cm" svg:y="4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5" draw:text-style-name="P4" draw:layer="layout" svg:width="3.789cm" svg:height="3.789cm" svg:x="18.064cm" svg:y="3.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" draw:style-name="gr7" draw:text-style-name="P4" draw:layer="layout" svg:width="0.627cm" svg:height="0.299cm" draw:transform="rotate (-1.95215076835648) translate (21.462cm 5.639cm)">
            <text:p/>
            <draw:enhanced-geometry draw:mirror-horizontal="false" draw:mirror-vertical="false" svg:viewBox="0 0 208242 110332" draw:type="non-primitive" draw:enhanced-path="M 208242 8449 C 110651 -18469 41025 19846 0 110332 N">
              <draw:equation draw:name="f0" draw:formula="1098482*width/1098482"/>
              <draw:equation draw:name="f1" draw:formula="206560*height/206560"/>
              <draw:equation draw:name="f2" draw:formula="686551*width/1098482"/>
              <draw:equation draw:name="f3" draw:formula="627*height/206560"/>
              <draw:equation draw:name="f4" draw:formula="0*width/1098482"/>
              <draw:equation draw:name="f5" draw:formula="137916*height/206560"/>
              <draw:equation draw:name="f6" draw:formula="0*width/1098482"/>
              <draw:equation draw:name="f7" draw:formula="137916*height/206560"/>
              <draw:equation draw:name="f8" draw:formula="1098482*width/1098482"/>
              <draw:equation draw:name="f9" draw:formula="68644*height/68644"/>
              <draw:equation draw:name="f10" draw:formula="0*width/1098482"/>
              <draw:equation draw:name="f11" draw:formula="0*height/68644"/>
              <draw:equation draw:name="f12" draw:formula="0*width/1098482"/>
              <draw:equation draw:name="f13" draw:formula="0*height/68644"/>
              <draw:equation draw:name="f14" draw:formula="1098482*width/1098482"/>
              <draw:equation draw:name="f15" draw:formula="160579*height/160579"/>
              <draw:equation draw:name="f16" draw:formula="0*width/1098482"/>
              <draw:equation draw:name="f17" draw:formula="91935*height/160579"/>
              <draw:equation draw:name="f18" draw:formula="0*width/1098482"/>
              <draw:equation draw:name="f19" draw:formula="91935*height/160579"/>
              <draw:equation draw:name="f20" draw:formula="1098482*width/1098482"/>
              <draw:equation draw:name="f21" draw:formula="208959*height/208959"/>
              <draw:equation draw:name="f22" draw:formula="0*width/1098482"/>
              <draw:equation draw:name="f23" draw:formula="140315*height/208959"/>
              <draw:equation draw:name="f24" draw:formula="0*width/1098482"/>
              <draw:equation draw:name="f25" draw:formula="140315*height/208959"/>
              <draw:equation draw:name="f26" draw:formula="682902*width/682902"/>
              <draw:equation draw:name="f27" draw:formula="76633*height/204146"/>
              <draw:equation draw:name="f28" draw:formula="0*width/682902"/>
              <draw:equation draw:name="f29" draw:formula="204146*height/204146"/>
              <draw:equation draw:name="f30" draw:formula="0*width/682902"/>
              <draw:equation draw:name="f31" draw:formula="204146*height/204146"/>
              <draw:equation draw:name="f32" draw:formula="691767*width/691767"/>
              <draw:equation draw:name="f33" draw:formula="75293*height/203126"/>
              <draw:equation draw:name="f34" draw:formula="8865*width/691767"/>
              <draw:equation draw:name="f35" draw:formula="202806*height/203126"/>
              <draw:equation draw:name="f36" draw:formula="324705*width/691767"/>
              <draw:equation draw:name="f37" draw:formula="0*height/203126"/>
              <draw:equation draw:name="f38" draw:formula="682902*width/682902"/>
              <draw:equation draw:name="f39" draw:formula="72102*height/199935"/>
              <draw:equation draw:name="f40" draw:formula="0*width/682902"/>
              <draw:equation draw:name="f41" draw:formula="199615*height/199935"/>
              <draw:equation draw:name="f42" draw:formula="270647*width/270647"/>
              <draw:equation draw:name="f43" draw:formula="97215*height/97215"/>
              <draw:equation draw:name="f44" draw:formula="0*width/270647"/>
              <draw:equation draw:name="f45" draw:formula="91741*height/97215"/>
              <draw:equation draw:name="f46" draw:formula="270647*width/270647"/>
              <draw:equation draw:name="f47" draw:formula="111672*height/111672"/>
              <draw:equation draw:name="f48" draw:formula="0*width/270647"/>
              <draw:equation draw:name="f49" draw:formula="106198*height/111672"/>
              <draw:equation draw:name="f50" draw:formula="270647*width/270647"/>
              <draw:equation draw:name="f51" draw:formula="37729*height/37729"/>
              <draw:equation draw:name="f52" draw:formula="0*width/270647"/>
              <draw:equation draw:name="f53" draw:formula="32255*height/37729"/>
              <draw:equation draw:name="f54" draw:formula="263998*width/263998"/>
              <draw:equation draw:name="f55" draw:formula="25883*height/47006"/>
              <draw:equation draw:name="f56" draw:formula="0*width/263998"/>
              <draw:equation draw:name="f57" draw:formula="47006*height/47006"/>
              <draw:equation draw:name="f58" draw:formula="287271*width/287271"/>
              <draw:equation draw:name="f59" draw:formula="37729*height/37729"/>
              <draw:equation draw:name="f60" draw:formula="0*width/287271"/>
              <draw:equation draw:name="f61" draw:formula="32255*height/37729"/>
              <draw:equation draw:name="f62" draw:formula="287271*width/287271"/>
              <draw:equation draw:name="f63" draw:formula="34393*height/34393"/>
              <draw:equation draw:name="f64" draw:formula="0*width/287271"/>
              <draw:equation draw:name="f65" draw:formula="28919*height/34393"/>
              <draw:equation draw:name="f66" draw:formula="287271*width/287271"/>
              <draw:equation draw:name="f67" draw:formula="30292*height/30292"/>
              <draw:equation draw:name="f68" draw:formula="0*width/287271"/>
              <draw:equation draw:name="f69" draw:formula="24818*height/30292"/>
              <draw:equation draw:name="f70" draw:formula="445875*width/445875"/>
              <draw:equation draw:name="f71" draw:formula="112374*height/112374"/>
              <draw:equation draw:name="f72" draw:formula="0*width/445875"/>
              <draw:equation draw:name="f73" draw:formula="7833*height/112374"/>
              <draw:equation draw:name="f74" draw:formula="674196*width/674196"/>
              <draw:equation draw:name="f75" draw:formula="6867*height/121233"/>
              <draw:equation draw:name="f76" draw:formula="0*width/674196"/>
              <draw:equation draw:name="f77" draw:formula="121233*height/121233"/>
              <draw:equation draw:name="f78" draw:formula="674196*width/674196"/>
              <draw:equation draw:name="f79" draw:formula="29342*height/143708"/>
              <draw:equation draw:name="f80" draw:formula="0*width/674196"/>
              <draw:equation draw:name="f81" draw:formula="143708*height/143708"/>
              <draw:equation draw:name="f82" draw:formula="674196*width/674196"/>
              <draw:equation draw:name="f83" draw:formula="77588*height/191954"/>
              <draw:equation draw:name="f84" draw:formula="0*width/674196"/>
              <draw:equation draw:name="f85" draw:formula="191954*height/191954"/>
              <draw:equation draw:name="f86" draw:formula="680505*width/680505"/>
              <draw:equation draw:name="f87" draw:formula="84564*height/177384"/>
              <draw:equation draw:name="f88" draw:formula="0*width/680505"/>
              <draw:equation draw:name="f89" draw:formula="177384*height/177384"/>
              <draw:equation draw:name="f90" draw:formula="680505*width/680505"/>
              <draw:equation draw:name="f91" draw:formula="94459*height/187279"/>
              <draw:equation draw:name="f92" draw:formula="0*width/680505"/>
              <draw:equation draw:name="f93" draw:formula="187279*height/187279"/>
              <draw:equation draw:name="f94" draw:formula="208242*width/208242"/>
              <draw:equation draw:name="f95" draw:formula="91027*height/192910"/>
              <draw:equation draw:name="f96" draw:formula="0*width/208242"/>
              <draw:equation draw:name="f97" draw:formula="192910*height/192910"/>
              <draw:equation draw:name="f98" draw:formula="208242*width/208242"/>
              <draw:equation draw:name="f99" draw:formula="30699*height/132582"/>
              <draw:equation draw:name="f100" draw:formula="0*width/208242"/>
              <draw:equation draw:name="f101" draw:formula="132582*height/132582"/>
              <draw:equation draw:name="f102" draw:formula="208242*width/208242"/>
              <draw:equation draw:name="f103" draw:formula="0*height/101883"/>
              <draw:equation draw:name="f104" draw:formula="0*width/208242"/>
              <draw:equation draw:name="f105" draw:formula="101883*height/101883"/>
              <draw:equation draw:name="f106" draw:formula="208242*width/208242"/>
              <draw:equation draw:name="f107" draw:formula="8449*height/110332"/>
              <draw:equation draw:name="f108" draw:formula="0*width/208242"/>
              <draw:equation draw:name="f109" draw:formula="110332*height/110332"/>
              <draw:equation draw:name="f110" draw:formula="width"/>
              <draw:equation draw:name="f111" draw:formula="height"/>
            </draw:enhanced-geometry>
          </draw:custom-shape>
          <draw:custom-shape draw:name="Freeform 22" draw:style-name="gr8" draw:text-style-name="P4" draw:layer="layout" svg:width="1.34cm" svg:height="1.948cm" draw:transform="rotate (0.41608649367537) translate (19.696cm 6.538cm)">
            <text:p/>
            <draw:enhanced-geometry draw:mirror-horizontal="false" draw:mirror-vertical="false" svg:viewBox="0 0 603633 877254" draw:type="non-primitive" draw:enhanced-path="M 193821 877254 L 561060 96907 C 618866 -34851 623117 -26351 540658 86706 L 0 765047 193821 877254 Z N">
              <draw:equation draw:name="f0" draw:formula="183664*width/544578"/>
              <draw:equation draw:name="f1" draw:formula="855587*height/912601"/>
              <draw:equation draw:name="f2" draw:formula="504998*width/544578"/>
              <draw:equation draw:name="f3" draw:formula="95641*height/912601"/>
              <draw:equation draw:name="f4" draw:formula="484596*width/544578"/>
              <draw:equation draw:name="f5" draw:formula="85440*height/912601"/>
              <draw:equation draw:name="f6" draw:formula="10245*width/544578"/>
              <draw:equation draw:name="f7" draw:formula="773982*height/912601"/>
              <draw:equation draw:name="f8" draw:formula="183664*width/544578"/>
              <draw:equation draw:name="f9" draw:formula="855587*height/912601"/>
              <draw:equation draw:name="f10" draw:formula="173419*width/534333"/>
              <draw:equation draw:name="f11" draw:formula="855587*height/855587"/>
              <draw:equation draw:name="f12" draw:formula="494753*width/534333"/>
              <draw:equation draw:name="f13" draw:formula="95641*height/855587"/>
              <draw:equation draw:name="f14" draw:formula="474351*width/534333"/>
              <draw:equation draw:name="f15" draw:formula="85440*height/855587"/>
              <draw:equation draw:name="f16" draw:formula="0*width/534333"/>
              <draw:equation draw:name="f17" draw:formula="773982*height/855587"/>
              <draw:equation draw:name="f18" draw:formula="173419*width/534333"/>
              <draw:equation draw:name="f19" draw:formula="855587*height/855587"/>
              <draw:equation draw:name="f20" draw:formula="173419*width/534333"/>
              <draw:equation draw:name="f21" draw:formula="855587*height/855587"/>
              <draw:equation draw:name="f22" draw:formula="494753*width/534333"/>
              <draw:equation draw:name="f23" draw:formula="95641*height/855587"/>
              <draw:equation draw:name="f24" draw:formula="474351*width/534333"/>
              <draw:equation draw:name="f25" draw:formula="85440*height/855587"/>
              <draw:equation draw:name="f26" draw:formula="0*width/534333"/>
              <draw:equation draw:name="f27" draw:formula="773982*height/855587"/>
              <draw:equation draw:name="f28" draw:formula="173419*width/534333"/>
              <draw:equation draw:name="f29" draw:formula="855587*height/855587"/>
              <draw:equation draw:name="f30" draw:formula="173419*width/534333"/>
              <draw:equation draw:name="f31" draw:formula="855587*height/855587"/>
              <draw:equation draw:name="f32" draw:formula="494753*width/534333"/>
              <draw:equation draw:name="f33" draw:formula="95641*height/855587"/>
              <draw:equation draw:name="f34" draw:formula="474351*width/534333"/>
              <draw:equation draw:name="f35" draw:formula="85440*height/855587"/>
              <draw:equation draw:name="f36" draw:formula="0*width/534333"/>
              <draw:equation draw:name="f37" draw:formula="773982*height/855587"/>
              <draw:equation draw:name="f38" draw:formula="173419*width/534333"/>
              <draw:equation draw:name="f39" draw:formula="855587*height/855587"/>
              <draw:equation draw:name="f40" draw:formula="239726*width/600640"/>
              <draw:equation draw:name="f41" draw:formula="855587*height/892590"/>
              <draw:equation draw:name="f42" draw:formula="561060*width/600640"/>
              <draw:equation draw:name="f43" draw:formula="95641*height/892590"/>
              <draw:equation draw:name="f44" draw:formula="540658*width/600640"/>
              <draw:equation draw:name="f45" draw:formula="85440*height/892590"/>
              <draw:equation draw:name="f46" draw:formula="0*width/600640"/>
              <draw:equation draw:name="f47" draw:formula="763781*height/892590"/>
              <draw:equation draw:name="f48" draw:formula="239726*width/600640"/>
              <draw:equation draw:name="f49" draw:formula="855587*height/892590"/>
              <draw:equation draw:name="f50" draw:formula="206207*width/616019"/>
              <draw:equation draw:name="f51" draw:formula="877254*height/927112"/>
              <draw:equation draw:name="f52" draw:formula="573446*width/616019"/>
              <draw:equation draw:name="f53" draw:formula="96907*height/927112"/>
              <draw:equation draw:name="f54" draw:formula="553044*width/616019"/>
              <draw:equation draw:name="f55" draw:formula="86706*height/927112"/>
              <draw:equation draw:name="f56" draw:formula="12386*width/616019"/>
              <draw:equation draw:name="f57" draw:formula="765047*height/927112"/>
              <draw:equation draw:name="f58" draw:formula="206207*width/616019"/>
              <draw:equation draw:name="f59" draw:formula="877254*height/927112"/>
              <draw:equation draw:name="f60" draw:formula="206207*width/616019"/>
              <draw:equation draw:name="f61" draw:formula="877254*height/927112"/>
              <draw:equation draw:name="f62" draw:formula="573446*width/616019"/>
              <draw:equation draw:name="f63" draw:formula="96907*height/927112"/>
              <draw:equation draw:name="f64" draw:formula="553044*width/616019"/>
              <draw:equation draw:name="f65" draw:formula="86706*height/927112"/>
              <draw:equation draw:name="f66" draw:formula="12386*width/616019"/>
              <draw:equation draw:name="f67" draw:formula="765047*height/927112"/>
              <draw:equation draw:name="f68" draw:formula="206207*width/616019"/>
              <draw:equation draw:name="f69" draw:formula="877254*height/927112"/>
              <draw:equation draw:name="f70" draw:formula="206207*width/616019"/>
              <draw:equation draw:name="f71" draw:formula="877254*height/927112"/>
              <draw:equation draw:name="f72" draw:formula="573446*width/616019"/>
              <draw:equation draw:name="f73" draw:formula="96907*height/927112"/>
              <draw:equation draw:name="f74" draw:formula="553044*width/616019"/>
              <draw:equation draw:name="f75" draw:formula="86706*height/927112"/>
              <draw:equation draw:name="f76" draw:formula="12386*width/616019"/>
              <draw:equation draw:name="f77" draw:formula="765047*height/927112"/>
              <draw:equation draw:name="f78" draw:formula="206207*width/616019"/>
              <draw:equation draw:name="f79" draw:formula="877254*height/927112"/>
              <draw:equation draw:name="f80" draw:formula="193821*width/603633"/>
              <draw:equation draw:name="f81" draw:formula="877254*height/877254"/>
              <draw:equation draw:name="f82" draw:formula="561060*width/603633"/>
              <draw:equation draw:name="f83" draw:formula="96907*height/877254"/>
              <draw:equation draw:name="f84" draw:formula="540658*width/603633"/>
              <draw:equation draw:name="f85" draw:formula="86706*height/877254"/>
              <draw:equation draw:name="f86" draw:formula="0*width/603633"/>
              <draw:equation draw:name="f87" draw:formula="765047*height/877254"/>
              <draw:equation draw:name="f88" draw:formula="193821*width/603633"/>
              <draw:equation draw:name="f89" draw:formula="877254*height/877254"/>
              <draw:equation draw:name="f90" draw:formula="width"/>
              <draw:equation draw:name="f91" draw:formula="height"/>
            </draw:enhanced-geometry>
          </draw:custom-shape>
          <draw:custom-shape draw:name="Freeform 23" draw:style-name="gr12" draw:text-style-name="P4" draw:layer="layout" svg:width="-0.218cm" svg:height="-0.366cm" svg:x="20.929cm" svg:y="6.409cm">
            <text:p/>
            <draw:enhanced-geometry draw:mirror-horizontal="false" draw:mirror-vertical="false" svg:viewBox="0 0 98425 165100" draw:type="non-primitive" draw:enhanced-path="M 98425 0 C 56092 48683 16933 100542 0 165100 L 0 165100 N">
              <draw:equation draw:name="f0" draw:formula="98425*width/98425"/>
              <draw:equation draw:name="f1" draw:formula="0*height/165100"/>
              <draw:equation draw:name="f2" draw:formula="0*width/98425"/>
              <draw:equation draw:name="f3" draw:formula="165100*height/165100"/>
              <draw:equation draw:name="f4" draw:formula="0*width/98425"/>
              <draw:equation draw:name="f5" draw:formula="165100*height/165100"/>
              <draw:equation draw:name="f6" draw:formula="98425*width/98425"/>
              <draw:equation draw:name="f7" draw:formula="0*height/165100"/>
              <draw:equation draw:name="f8" draw:formula="0*width/98425"/>
              <draw:equation draw:name="f9" draw:formula="165100*height/165100"/>
              <draw:equation draw:name="f10" draw:formula="0*width/98425"/>
              <draw:equation draw:name="f11" draw:formula="165100*height/165100"/>
              <draw:equation draw:name="f12" draw:formula="98425*width/98425"/>
              <draw:equation draw:name="f13" draw:formula="0*height/165100"/>
              <draw:equation draw:name="f14" draw:formula="0*width/98425"/>
              <draw:equation draw:name="f15" draw:formula="165100*height/165100"/>
              <draw:equation draw:name="f16" draw:formula="0*width/98425"/>
              <draw:equation draw:name="f17" draw:formula="165100*height/165100"/>
              <draw:equation draw:name="f18" draw:formula="width"/>
              <draw:equation draw:name="f19" draw:formula="height"/>
            </draw:enhanced-geometry>
          </draw:custom-shape>
          <draw:custom-shape draw:name="Freeform 24" draw:style-name="gr10" draw:text-style-name="P4" draw:layer="layout" svg:width="0.218cm" svg:height="0.366cm" draw:transform="rotate (-2.59862072329505) translate (21.113cm 5.924cm)">
            <text:p/>
            <draw:enhanced-geometry draw:mirror-horizontal="false" draw:mirror-vertical="false" svg:viewBox="0 0 98425 165100" draw:type="non-primitive" draw:enhanced-path="M 98425 0 C 56092 48683 16933 100542 0 165100 L 0 165100 N">
              <draw:equation draw:name="f0" draw:formula="98425*width/98425"/>
              <draw:equation draw:name="f1" draw:formula="0*height/165100"/>
              <draw:equation draw:name="f2" draw:formula="0*width/98425"/>
              <draw:equation draw:name="f3" draw:formula="165100*height/165100"/>
              <draw:equation draw:name="f4" draw:formula="0*width/98425"/>
              <draw:equation draw:name="f5" draw:formula="165100*height/165100"/>
              <draw:equation draw:name="f6" draw:formula="98425*width/98425"/>
              <draw:equation draw:name="f7" draw:formula="0*height/165100"/>
              <draw:equation draw:name="f8" draw:formula="0*width/98425"/>
              <draw:equation draw:name="f9" draw:formula="165100*height/165100"/>
              <draw:equation draw:name="f10" draw:formula="0*width/98425"/>
              <draw:equation draw:name="f11" draw:formula="165100*height/165100"/>
              <draw:equation draw:name="f12" draw:formula="98425*width/98425"/>
              <draw:equation draw:name="f13" draw:formula="0*height/165100"/>
              <draw:equation draw:name="f14" draw:formula="0*width/98425"/>
              <draw:equation draw:name="f15" draw:formula="165100*height/165100"/>
              <draw:equation draw:name="f16" draw:formula="0*width/98425"/>
              <draw:equation draw:name="f17" draw:formula="165100*height/165100"/>
              <draw:equation draw:name="f18" draw:formula="width"/>
              <draw:equation draw:name="f19" draw:formula="height"/>
            </draw:enhanced-geometry>
          </draw:custom-shape>
          <draw:custom-shape draw:name="Oval 25" draw:style-name="gr11" draw:text-style-name="P4" draw:layer="layout" svg:width="1.207cm" svg:height="1.207cm" svg:x="19.336cm" svg:y="5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26">
          <draw:custom-shape draw:name="Oval 27" draw:style-name="gr5" draw:text-style-name="P4" draw:layer="layout" svg:width="1.944cm" svg:height="1.944cm" svg:x="2.166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5" draw:text-style-name="P4" draw:layer="layout" svg:width="3.789cm" svg:height="3.789cm" svg:x="1.244cm" svg:y="0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Straight Arrow Connector 29" draw:style-name="gr13" draw:text-style-name="P1" draw:layer="layout" svg:x1="5.832cm" svg:y1="3.603cm" svg:x2="5.033cm" svg:y2="2.474cm" svg:d="m5832 3603v-564h-799v-565">
            <text:p/>
          </draw:connector>
          <draw:custom-shape draw:name="TextBox 30" draw:style-name="gr14" draw:text-style-name="P5" draw:layer="layout" svg:width="2.059cm" svg:height="1.265cm" svg:x="5.014cm" svg:y="3.517cm">
            <text:p text:style-name="P1"><text:span text:style-name="T2">Starting position</text:span></text:p>
            <draw:enhanced-geometry svg:viewBox="0 0 21600 21600" draw:type="rectangle" draw:enhanced-path="M 0 0 L 21600 0 21600 21600 0 21600 0 0 Z N"/>
          </draw:custom-shape>
          <draw:connector draw:name="Straight Arrow Connector 31" draw:style-name="gr13" draw:text-style-name="P1" draw:layer="layout" svg:x1="5.248cm" svg:y1="1.708cm" svg:x2="3.974cm" svg:y2="2.089cm" svg:d="m5248 1708h-637v381h-637">
            <text:p/>
          </draw:connector>
          <draw:custom-shape draw:name="TextBox 32" draw:style-name="gr15" draw:text-style-name="P5" draw:layer="layout" svg:width="1.823cm" svg:height="1.265cm" svg:x="5.249cm" svg:y="1.068cm">
            <text:p text:style-name="P1"><text:span text:style-name="T2">Target track</text:span></text:p>
            <draw:enhanced-geometry svg:viewBox="0 0 21600 21600" draw:type="rectangle" draw:enhanced-path="M 0 0 L 21600 0 21600 21600 0 21600 0 0 Z N"/>
          </draw:custom-shape>
          <draw:custom-shape draw:name="Freeform 33" draw:style-name="gr16" draw:text-style-name="P4" draw:layer="layout" svg:width="2.44cm" svg:height="0.463cm" svg:x="1.96cm" svg:y="0.051cm">
            <text:p/>
            <draw:enhanced-geometry draw:mirror-horizontal="false" draw:mirror-vertical="false" svg:viewBox="0 0 1098482 208959" draw:type="non-primitive" draw:enhanced-path="M 1098482 208959 C 829231 -12834 391664 -91819 0 140315 L 0 140315 N">
              <draw:equation draw:name="f0" draw:formula="1098482*width/1098482"/>
              <draw:equation draw:name="f1" draw:formula="206560*height/206560"/>
              <draw:equation draw:name="f2" draw:formula="686551*width/1098482"/>
              <draw:equation draw:name="f3" draw:formula="627*height/206560"/>
              <draw:equation draw:name="f4" draw:formula="0*width/1098482"/>
              <draw:equation draw:name="f5" draw:formula="137916*height/206560"/>
              <draw:equation draw:name="f6" draw:formula="0*width/1098482"/>
              <draw:equation draw:name="f7" draw:formula="137916*height/206560"/>
              <draw:equation draw:name="f8" draw:formula="1098482*width/1098482"/>
              <draw:equation draw:name="f9" draw:formula="68644*height/68644"/>
              <draw:equation draw:name="f10" draw:formula="0*width/1098482"/>
              <draw:equation draw:name="f11" draw:formula="0*height/68644"/>
              <draw:equation draw:name="f12" draw:formula="0*width/1098482"/>
              <draw:equation draw:name="f13" draw:formula="0*height/68644"/>
              <draw:equation draw:name="f14" draw:formula="1098482*width/1098482"/>
              <draw:equation draw:name="f15" draw:formula="160579*height/160579"/>
              <draw:equation draw:name="f16" draw:formula="0*width/1098482"/>
              <draw:equation draw:name="f17" draw:formula="91935*height/160579"/>
              <draw:equation draw:name="f18" draw:formula="0*width/1098482"/>
              <draw:equation draw:name="f19" draw:formula="91935*height/160579"/>
              <draw:equation draw:name="f20" draw:formula="1098482*width/1098482"/>
              <draw:equation draw:name="f21" draw:formula="208959*height/208959"/>
              <draw:equation draw:name="f22" draw:formula="0*width/1098482"/>
              <draw:equation draw:name="f23" draw:formula="140315*height/208959"/>
              <draw:equation draw:name="f24" draw:formula="0*width/1098482"/>
              <draw:equation draw:name="f25" draw:formula="140315*height/208959"/>
              <draw:equation draw:name="f26" draw:formula="width"/>
              <draw:equation draw:name="f27" draw:formula="height"/>
            </draw:enhanced-geometry>
          </draw:custom-shape>
          <draw:custom-shape draw:name="Freeform 34" draw:style-name="gr8" draw:text-style-name="P4" draw:layer="layout" svg:width="1.34cm" svg:height="1.948cm" svg:x="3.673cm" svg:y="2.834cm">
            <text:p/>
            <draw:enhanced-geometry draw:mirror-horizontal="false" draw:mirror-vertical="false" svg:viewBox="0 0 603633 877254" draw:type="non-primitive" draw:enhanced-path="M 193821 877254 L 561060 96907 C 618866 -34851 623117 -26351 540658 86706 L 0 765047 193821 877254 Z N">
              <draw:equation draw:name="f0" draw:formula="183664*width/544578"/>
              <draw:equation draw:name="f1" draw:formula="855587*height/912601"/>
              <draw:equation draw:name="f2" draw:formula="504998*width/544578"/>
              <draw:equation draw:name="f3" draw:formula="95641*height/912601"/>
              <draw:equation draw:name="f4" draw:formula="484596*width/544578"/>
              <draw:equation draw:name="f5" draw:formula="85440*height/912601"/>
              <draw:equation draw:name="f6" draw:formula="10245*width/544578"/>
              <draw:equation draw:name="f7" draw:formula="773982*height/912601"/>
              <draw:equation draw:name="f8" draw:formula="183664*width/544578"/>
              <draw:equation draw:name="f9" draw:formula="855587*height/912601"/>
              <draw:equation draw:name="f10" draw:formula="173419*width/534333"/>
              <draw:equation draw:name="f11" draw:formula="855587*height/855587"/>
              <draw:equation draw:name="f12" draw:formula="494753*width/534333"/>
              <draw:equation draw:name="f13" draw:formula="95641*height/855587"/>
              <draw:equation draw:name="f14" draw:formula="474351*width/534333"/>
              <draw:equation draw:name="f15" draw:formula="85440*height/855587"/>
              <draw:equation draw:name="f16" draw:formula="0*width/534333"/>
              <draw:equation draw:name="f17" draw:formula="773982*height/855587"/>
              <draw:equation draw:name="f18" draw:formula="173419*width/534333"/>
              <draw:equation draw:name="f19" draw:formula="855587*height/855587"/>
              <draw:equation draw:name="f20" draw:formula="173419*width/534333"/>
              <draw:equation draw:name="f21" draw:formula="855587*height/855587"/>
              <draw:equation draw:name="f22" draw:formula="494753*width/534333"/>
              <draw:equation draw:name="f23" draw:formula="95641*height/855587"/>
              <draw:equation draw:name="f24" draw:formula="474351*width/534333"/>
              <draw:equation draw:name="f25" draw:formula="85440*height/855587"/>
              <draw:equation draw:name="f26" draw:formula="0*width/534333"/>
              <draw:equation draw:name="f27" draw:formula="773982*height/855587"/>
              <draw:equation draw:name="f28" draw:formula="173419*width/534333"/>
              <draw:equation draw:name="f29" draw:formula="855587*height/855587"/>
              <draw:equation draw:name="f30" draw:formula="173419*width/534333"/>
              <draw:equation draw:name="f31" draw:formula="855587*height/855587"/>
              <draw:equation draw:name="f32" draw:formula="494753*width/534333"/>
              <draw:equation draw:name="f33" draw:formula="95641*height/855587"/>
              <draw:equation draw:name="f34" draw:formula="474351*width/534333"/>
              <draw:equation draw:name="f35" draw:formula="85440*height/855587"/>
              <draw:equation draw:name="f36" draw:formula="0*width/534333"/>
              <draw:equation draw:name="f37" draw:formula="773982*height/855587"/>
              <draw:equation draw:name="f38" draw:formula="173419*width/534333"/>
              <draw:equation draw:name="f39" draw:formula="855587*height/855587"/>
              <draw:equation draw:name="f40" draw:formula="239726*width/600640"/>
              <draw:equation draw:name="f41" draw:formula="855587*height/892590"/>
              <draw:equation draw:name="f42" draw:formula="561060*width/600640"/>
              <draw:equation draw:name="f43" draw:formula="95641*height/892590"/>
              <draw:equation draw:name="f44" draw:formula="540658*width/600640"/>
              <draw:equation draw:name="f45" draw:formula="85440*height/892590"/>
              <draw:equation draw:name="f46" draw:formula="0*width/600640"/>
              <draw:equation draw:name="f47" draw:formula="763781*height/892590"/>
              <draw:equation draw:name="f48" draw:formula="239726*width/600640"/>
              <draw:equation draw:name="f49" draw:formula="855587*height/892590"/>
              <draw:equation draw:name="f50" draw:formula="206207*width/616019"/>
              <draw:equation draw:name="f51" draw:formula="877254*height/927112"/>
              <draw:equation draw:name="f52" draw:formula="573446*width/616019"/>
              <draw:equation draw:name="f53" draw:formula="96907*height/927112"/>
              <draw:equation draw:name="f54" draw:formula="553044*width/616019"/>
              <draw:equation draw:name="f55" draw:formula="86706*height/927112"/>
              <draw:equation draw:name="f56" draw:formula="12386*width/616019"/>
              <draw:equation draw:name="f57" draw:formula="765047*height/927112"/>
              <draw:equation draw:name="f58" draw:formula="206207*width/616019"/>
              <draw:equation draw:name="f59" draw:formula="877254*height/927112"/>
              <draw:equation draw:name="f60" draw:formula="206207*width/616019"/>
              <draw:equation draw:name="f61" draw:formula="877254*height/927112"/>
              <draw:equation draw:name="f62" draw:formula="573446*width/616019"/>
              <draw:equation draw:name="f63" draw:formula="96907*height/927112"/>
              <draw:equation draw:name="f64" draw:formula="553044*width/616019"/>
              <draw:equation draw:name="f65" draw:formula="86706*height/927112"/>
              <draw:equation draw:name="f66" draw:formula="12386*width/616019"/>
              <draw:equation draw:name="f67" draw:formula="765047*height/927112"/>
              <draw:equation draw:name="f68" draw:formula="206207*width/616019"/>
              <draw:equation draw:name="f69" draw:formula="877254*height/927112"/>
              <draw:equation draw:name="f70" draw:formula="206207*width/616019"/>
              <draw:equation draw:name="f71" draw:formula="877254*height/927112"/>
              <draw:equation draw:name="f72" draw:formula="573446*width/616019"/>
              <draw:equation draw:name="f73" draw:formula="96907*height/927112"/>
              <draw:equation draw:name="f74" draw:formula="553044*width/616019"/>
              <draw:equation draw:name="f75" draw:formula="86706*height/927112"/>
              <draw:equation draw:name="f76" draw:formula="12386*width/616019"/>
              <draw:equation draw:name="f77" draw:formula="765047*height/927112"/>
              <draw:equation draw:name="f78" draw:formula="206207*width/616019"/>
              <draw:equation draw:name="f79" draw:formula="877254*height/927112"/>
              <draw:equation draw:name="f80" draw:formula="193821*width/603633"/>
              <draw:equation draw:name="f81" draw:formula="877254*height/877254"/>
              <draw:equation draw:name="f82" draw:formula="561060*width/603633"/>
              <draw:equation draw:name="f83" draw:formula="96907*height/877254"/>
              <draw:equation draw:name="f84" draw:formula="540658*width/603633"/>
              <draw:equation draw:name="f85" draw:formula="86706*height/877254"/>
              <draw:equation draw:name="f86" draw:formula="0*width/603633"/>
              <draw:equation draw:name="f87" draw:formula="765047*height/877254"/>
              <draw:equation draw:name="f88" draw:formula="193821*width/603633"/>
              <draw:equation draw:name="f89" draw:formula="877254*height/877254"/>
              <draw:equation draw:name="f90" draw:formula="width"/>
              <draw:equation draw:name="f91" draw:formula="height"/>
            </draw:enhanced-geometry>
          </draw:custom-shape>
          <draw:connector draw:name="Straight Arrow Connector 35" draw:style-name="gr13" draw:text-style-name="P1" draw:layer="layout" svg:x1="1.056cm" svg:y1="3.733cm" svg:x2="2.074cm" svg:y2="2.404cm" svg:d="m1056 3733v-664h1018v-665">
            <text:p/>
          </draw:connector>
          <draw:custom-shape draw:name="TextBox 36" draw:style-name="gr17" draw:text-style-name="P5" draw:layer="layout" svg:width="2.066cm" svg:height="1.265cm" svg:x="0.023cm" svg:y="3.733cm">
            <text:p text:style-name="P1"><text:span text:style-name="T2">Target location</text:span></text:p>
            <draw:enhanced-geometry svg:viewBox="0 0 21600 21600" draw:type="rectangle" draw:enhanced-path="M 0 0 L 21600 0 21600 21600 0 21600 0 0 Z N"/>
          </draw:custom-shape>
          <draw:custom-shape draw:name="Freeform 37" draw:style-name="gr10" draw:text-style-name="P4" draw:layer="layout" svg:width="0.218cm" svg:height="0.366cm" draw:transform="rotate (0.46251225177841) translate (1.992cm 2.274cm)">
            <text:p/>
            <draw:enhanced-geometry draw:mirror-horizontal="false" draw:mirror-vertical="false" svg:viewBox="0 0 98425 165100" draw:type="non-primitive" draw:enhanced-path="M 98425 0 C 56092 48683 16933 100542 0 165100 L 0 165100 N">
              <draw:equation draw:name="f0" draw:formula="98425*width/98425"/>
              <draw:equation draw:name="f1" draw:formula="0*height/165100"/>
              <draw:equation draw:name="f2" draw:formula="0*width/98425"/>
              <draw:equation draw:name="f3" draw:formula="165100*height/165100"/>
              <draw:equation draw:name="f4" draw:formula="0*width/98425"/>
              <draw:equation draw:name="f5" draw:formula="165100*height/165100"/>
              <draw:equation draw:name="f6" draw:formula="98425*width/98425"/>
              <draw:equation draw:name="f7" draw:formula="0*height/165100"/>
              <draw:equation draw:name="f8" draw:formula="0*width/98425"/>
              <draw:equation draw:name="f9" draw:formula="165100*height/165100"/>
              <draw:equation draw:name="f10" draw:formula="0*width/98425"/>
              <draw:equation draw:name="f11" draw:formula="165100*height/165100"/>
              <draw:equation draw:name="f12" draw:formula="98425*width/98425"/>
              <draw:equation draw:name="f13" draw:formula="0*height/165100"/>
              <draw:equation draw:name="f14" draw:formula="0*width/98425"/>
              <draw:equation draw:name="f15" draw:formula="165100*height/165100"/>
              <draw:equation draw:name="f16" draw:formula="0*width/98425"/>
              <draw:equation draw:name="f17" draw:formula="165100*height/165100"/>
              <draw:equation draw:name="f18" draw:formula="width"/>
              <draw:equation draw:name="f19" draw:formula="height"/>
            </draw:enhanced-geometry>
          </draw:custom-shape>
          <draw:custom-shape draw:name="Oval 38" draw:style-name="gr11" draw:text-style-name="P4" draw:layer="layout" svg:width="1.207cm" svg:height="1.207cm" svg:x="2.544cm" svg:y="1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39">
          <draw:custom-shape draw:name="Oval 40" draw:style-name="gr5" draw:text-style-name="P4" draw:layer="layout" svg:width="1.944cm" svg:height="1.944cm" svg:x="14.03cm" svg:y="1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1" draw:style-name="gr5" draw:text-style-name="P4" draw:layer="layout" svg:width="3.789cm" svg:height="3.789cm" svg:x="13.107cm" svg:y="0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42" draw:style-name="gr7" draw:text-style-name="P4" draw:layer="layout" svg:width="1.511cm" svg:height="0.415cm" draw:transform="rotate (2.99865018785089) translate (15.662cm 3.648cm)">
            <text:p/>
            <draw:enhanced-geometry draw:mirror-horizontal="false" draw:mirror-vertical="false" svg:viewBox="0 0 680505 187279" draw:type="non-primitive" draw:enhanced-path="M 680505 94459 C 401818 -51413 197162 -34217 0 187279 N">
              <draw:equation draw:name="f0" draw:formula="1098482*width/1098482"/>
              <draw:equation draw:name="f1" draw:formula="206560*height/206560"/>
              <draw:equation draw:name="f2" draw:formula="686551*width/1098482"/>
              <draw:equation draw:name="f3" draw:formula="627*height/206560"/>
              <draw:equation draw:name="f4" draw:formula="0*width/1098482"/>
              <draw:equation draw:name="f5" draw:formula="137916*height/206560"/>
              <draw:equation draw:name="f6" draw:formula="0*width/1098482"/>
              <draw:equation draw:name="f7" draw:formula="137916*height/206560"/>
              <draw:equation draw:name="f8" draw:formula="1098482*width/1098482"/>
              <draw:equation draw:name="f9" draw:formula="68644*height/68644"/>
              <draw:equation draw:name="f10" draw:formula="0*width/1098482"/>
              <draw:equation draw:name="f11" draw:formula="0*height/68644"/>
              <draw:equation draw:name="f12" draw:formula="0*width/1098482"/>
              <draw:equation draw:name="f13" draw:formula="0*height/68644"/>
              <draw:equation draw:name="f14" draw:formula="1098482*width/1098482"/>
              <draw:equation draw:name="f15" draw:formula="160579*height/160579"/>
              <draw:equation draw:name="f16" draw:formula="0*width/1098482"/>
              <draw:equation draw:name="f17" draw:formula="91935*height/160579"/>
              <draw:equation draw:name="f18" draw:formula="0*width/1098482"/>
              <draw:equation draw:name="f19" draw:formula="91935*height/160579"/>
              <draw:equation draw:name="f20" draw:formula="1098482*width/1098482"/>
              <draw:equation draw:name="f21" draw:formula="208959*height/208959"/>
              <draw:equation draw:name="f22" draw:formula="0*width/1098482"/>
              <draw:equation draw:name="f23" draw:formula="140315*height/208959"/>
              <draw:equation draw:name="f24" draw:formula="0*width/1098482"/>
              <draw:equation draw:name="f25" draw:formula="140315*height/208959"/>
              <draw:equation draw:name="f26" draw:formula="682902*width/682902"/>
              <draw:equation draw:name="f27" draw:formula="76633*height/204146"/>
              <draw:equation draw:name="f28" draw:formula="0*width/682902"/>
              <draw:equation draw:name="f29" draw:formula="204146*height/204146"/>
              <draw:equation draw:name="f30" draw:formula="0*width/682902"/>
              <draw:equation draw:name="f31" draw:formula="204146*height/204146"/>
              <draw:equation draw:name="f32" draw:formula="691767*width/691767"/>
              <draw:equation draw:name="f33" draw:formula="75293*height/203126"/>
              <draw:equation draw:name="f34" draw:formula="8865*width/691767"/>
              <draw:equation draw:name="f35" draw:formula="202806*height/203126"/>
              <draw:equation draw:name="f36" draw:formula="324705*width/691767"/>
              <draw:equation draw:name="f37" draw:formula="0*height/203126"/>
              <draw:equation draw:name="f38" draw:formula="682902*width/682902"/>
              <draw:equation draw:name="f39" draw:formula="72102*height/199935"/>
              <draw:equation draw:name="f40" draw:formula="0*width/682902"/>
              <draw:equation draw:name="f41" draw:formula="199615*height/199935"/>
              <draw:equation draw:name="f42" draw:formula="270647*width/270647"/>
              <draw:equation draw:name="f43" draw:formula="97215*height/97215"/>
              <draw:equation draw:name="f44" draw:formula="0*width/270647"/>
              <draw:equation draw:name="f45" draw:formula="91741*height/97215"/>
              <draw:equation draw:name="f46" draw:formula="270647*width/270647"/>
              <draw:equation draw:name="f47" draw:formula="111672*height/111672"/>
              <draw:equation draw:name="f48" draw:formula="0*width/270647"/>
              <draw:equation draw:name="f49" draw:formula="106198*height/111672"/>
              <draw:equation draw:name="f50" draw:formula="270647*width/270647"/>
              <draw:equation draw:name="f51" draw:formula="37729*height/37729"/>
              <draw:equation draw:name="f52" draw:formula="0*width/270647"/>
              <draw:equation draw:name="f53" draw:formula="32255*height/37729"/>
              <draw:equation draw:name="f54" draw:formula="263998*width/263998"/>
              <draw:equation draw:name="f55" draw:formula="25883*height/47006"/>
              <draw:equation draw:name="f56" draw:formula="0*width/263998"/>
              <draw:equation draw:name="f57" draw:formula="47006*height/47006"/>
              <draw:equation draw:name="f58" draw:formula="287271*width/287271"/>
              <draw:equation draw:name="f59" draw:formula="37729*height/37729"/>
              <draw:equation draw:name="f60" draw:formula="0*width/287271"/>
              <draw:equation draw:name="f61" draw:formula="32255*height/37729"/>
              <draw:equation draw:name="f62" draw:formula="287271*width/287271"/>
              <draw:equation draw:name="f63" draw:formula="34393*height/34393"/>
              <draw:equation draw:name="f64" draw:formula="0*width/287271"/>
              <draw:equation draw:name="f65" draw:formula="28919*height/34393"/>
              <draw:equation draw:name="f66" draw:formula="287271*width/287271"/>
              <draw:equation draw:name="f67" draw:formula="30292*height/30292"/>
              <draw:equation draw:name="f68" draw:formula="0*width/287271"/>
              <draw:equation draw:name="f69" draw:formula="24818*height/30292"/>
              <draw:equation draw:name="f70" draw:formula="445875*width/445875"/>
              <draw:equation draw:name="f71" draw:formula="112374*height/112374"/>
              <draw:equation draw:name="f72" draw:formula="0*width/445875"/>
              <draw:equation draw:name="f73" draw:formula="7833*height/112374"/>
              <draw:equation draw:name="f74" draw:formula="674196*width/674196"/>
              <draw:equation draw:name="f75" draw:formula="6867*height/121233"/>
              <draw:equation draw:name="f76" draw:formula="0*width/674196"/>
              <draw:equation draw:name="f77" draw:formula="121233*height/121233"/>
              <draw:equation draw:name="f78" draw:formula="674196*width/674196"/>
              <draw:equation draw:name="f79" draw:formula="29342*height/143708"/>
              <draw:equation draw:name="f80" draw:formula="0*width/674196"/>
              <draw:equation draw:name="f81" draw:formula="143708*height/143708"/>
              <draw:equation draw:name="f82" draw:formula="674196*width/674196"/>
              <draw:equation draw:name="f83" draw:formula="77588*height/191954"/>
              <draw:equation draw:name="f84" draw:formula="0*width/674196"/>
              <draw:equation draw:name="f85" draw:formula="191954*height/191954"/>
              <draw:equation draw:name="f86" draw:formula="680505*width/680505"/>
              <draw:equation draw:name="f87" draw:formula="84564*height/177384"/>
              <draw:equation draw:name="f88" draw:formula="0*width/680505"/>
              <draw:equation draw:name="f89" draw:formula="177384*height/177384"/>
              <draw:equation draw:name="f90" draw:formula="680505*width/680505"/>
              <draw:equation draw:name="f91" draw:formula="94459*height/187279"/>
              <draw:equation draw:name="f92" draw:formula="0*width/680505"/>
              <draw:equation draw:name="f93" draw:formula="187279*height/187279"/>
              <draw:equation draw:name="f94" draw:formula="width"/>
              <draw:equation draw:name="f95" draw:formula="height"/>
            </draw:enhanced-geometry>
          </draw:custom-shape>
          <draw:custom-shape draw:name="Freeform 43" draw:style-name="gr8" draw:text-style-name="P4" draw:layer="layout" svg:width="1.34cm" svg:height="1.948cm" draw:transform="rotate (0.41608649367537) translate (14.74cm 3.183cm)">
            <text:p/>
            <draw:enhanced-geometry draw:mirror-horizontal="false" draw:mirror-vertical="false" svg:viewBox="0 0 603633 877254" draw:type="non-primitive" draw:enhanced-path="M 193821 877254 L 561060 96907 C 618866 -34851 623117 -26351 540658 86706 L 0 765047 193821 877254 Z N">
              <draw:equation draw:name="f0" draw:formula="183664*width/544578"/>
              <draw:equation draw:name="f1" draw:formula="855587*height/912601"/>
              <draw:equation draw:name="f2" draw:formula="504998*width/544578"/>
              <draw:equation draw:name="f3" draw:formula="95641*height/912601"/>
              <draw:equation draw:name="f4" draw:formula="484596*width/544578"/>
              <draw:equation draw:name="f5" draw:formula="85440*height/912601"/>
              <draw:equation draw:name="f6" draw:formula="10245*width/544578"/>
              <draw:equation draw:name="f7" draw:formula="773982*height/912601"/>
              <draw:equation draw:name="f8" draw:formula="183664*width/544578"/>
              <draw:equation draw:name="f9" draw:formula="855587*height/912601"/>
              <draw:equation draw:name="f10" draw:formula="173419*width/534333"/>
              <draw:equation draw:name="f11" draw:formula="855587*height/855587"/>
              <draw:equation draw:name="f12" draw:formula="494753*width/534333"/>
              <draw:equation draw:name="f13" draw:formula="95641*height/855587"/>
              <draw:equation draw:name="f14" draw:formula="474351*width/534333"/>
              <draw:equation draw:name="f15" draw:formula="85440*height/855587"/>
              <draw:equation draw:name="f16" draw:formula="0*width/534333"/>
              <draw:equation draw:name="f17" draw:formula="773982*height/855587"/>
              <draw:equation draw:name="f18" draw:formula="173419*width/534333"/>
              <draw:equation draw:name="f19" draw:formula="855587*height/855587"/>
              <draw:equation draw:name="f20" draw:formula="173419*width/534333"/>
              <draw:equation draw:name="f21" draw:formula="855587*height/855587"/>
              <draw:equation draw:name="f22" draw:formula="494753*width/534333"/>
              <draw:equation draw:name="f23" draw:formula="95641*height/855587"/>
              <draw:equation draw:name="f24" draw:formula="474351*width/534333"/>
              <draw:equation draw:name="f25" draw:formula="85440*height/855587"/>
              <draw:equation draw:name="f26" draw:formula="0*width/534333"/>
              <draw:equation draw:name="f27" draw:formula="773982*height/855587"/>
              <draw:equation draw:name="f28" draw:formula="173419*width/534333"/>
              <draw:equation draw:name="f29" draw:formula="855587*height/855587"/>
              <draw:equation draw:name="f30" draw:formula="173419*width/534333"/>
              <draw:equation draw:name="f31" draw:formula="855587*height/855587"/>
              <draw:equation draw:name="f32" draw:formula="494753*width/534333"/>
              <draw:equation draw:name="f33" draw:formula="95641*height/855587"/>
              <draw:equation draw:name="f34" draw:formula="474351*width/534333"/>
              <draw:equation draw:name="f35" draw:formula="85440*height/855587"/>
              <draw:equation draw:name="f36" draw:formula="0*width/534333"/>
              <draw:equation draw:name="f37" draw:formula="773982*height/855587"/>
              <draw:equation draw:name="f38" draw:formula="173419*width/534333"/>
              <draw:equation draw:name="f39" draw:formula="855587*height/855587"/>
              <draw:equation draw:name="f40" draw:formula="239726*width/600640"/>
              <draw:equation draw:name="f41" draw:formula="855587*height/892590"/>
              <draw:equation draw:name="f42" draw:formula="561060*width/600640"/>
              <draw:equation draw:name="f43" draw:formula="95641*height/892590"/>
              <draw:equation draw:name="f44" draw:formula="540658*width/600640"/>
              <draw:equation draw:name="f45" draw:formula="85440*height/892590"/>
              <draw:equation draw:name="f46" draw:formula="0*width/600640"/>
              <draw:equation draw:name="f47" draw:formula="763781*height/892590"/>
              <draw:equation draw:name="f48" draw:formula="239726*width/600640"/>
              <draw:equation draw:name="f49" draw:formula="855587*height/892590"/>
              <draw:equation draw:name="f50" draw:formula="206207*width/616019"/>
              <draw:equation draw:name="f51" draw:formula="877254*height/927112"/>
              <draw:equation draw:name="f52" draw:formula="573446*width/616019"/>
              <draw:equation draw:name="f53" draw:formula="96907*height/927112"/>
              <draw:equation draw:name="f54" draw:formula="553044*width/616019"/>
              <draw:equation draw:name="f55" draw:formula="86706*height/927112"/>
              <draw:equation draw:name="f56" draw:formula="12386*width/616019"/>
              <draw:equation draw:name="f57" draw:formula="765047*height/927112"/>
              <draw:equation draw:name="f58" draw:formula="206207*width/616019"/>
              <draw:equation draw:name="f59" draw:formula="877254*height/927112"/>
              <draw:equation draw:name="f60" draw:formula="206207*width/616019"/>
              <draw:equation draw:name="f61" draw:formula="877254*height/927112"/>
              <draw:equation draw:name="f62" draw:formula="573446*width/616019"/>
              <draw:equation draw:name="f63" draw:formula="96907*height/927112"/>
              <draw:equation draw:name="f64" draw:formula="553044*width/616019"/>
              <draw:equation draw:name="f65" draw:formula="86706*height/927112"/>
              <draw:equation draw:name="f66" draw:formula="12386*width/616019"/>
              <draw:equation draw:name="f67" draw:formula="765047*height/927112"/>
              <draw:equation draw:name="f68" draw:formula="206207*width/616019"/>
              <draw:equation draw:name="f69" draw:formula="877254*height/927112"/>
              <draw:equation draw:name="f70" draw:formula="206207*width/616019"/>
              <draw:equation draw:name="f71" draw:formula="877254*height/927112"/>
              <draw:equation draw:name="f72" draw:formula="573446*width/616019"/>
              <draw:equation draw:name="f73" draw:formula="96907*height/927112"/>
              <draw:equation draw:name="f74" draw:formula="553044*width/616019"/>
              <draw:equation draw:name="f75" draw:formula="86706*height/927112"/>
              <draw:equation draw:name="f76" draw:formula="12386*width/616019"/>
              <draw:equation draw:name="f77" draw:formula="765047*height/927112"/>
              <draw:equation draw:name="f78" draw:formula="206207*width/616019"/>
              <draw:equation draw:name="f79" draw:formula="877254*height/927112"/>
              <draw:equation draw:name="f80" draw:formula="193821*width/603633"/>
              <draw:equation draw:name="f81" draw:formula="877254*height/877254"/>
              <draw:equation draw:name="f82" draw:formula="561060*width/603633"/>
              <draw:equation draw:name="f83" draw:formula="96907*height/877254"/>
              <draw:equation draw:name="f84" draw:formula="540658*width/603633"/>
              <draw:equation draw:name="f85" draw:formula="86706*height/877254"/>
              <draw:equation draw:name="f86" draw:formula="0*width/603633"/>
              <draw:equation draw:name="f87" draw:formula="765047*height/877254"/>
              <draw:equation draw:name="f88" draw:formula="193821*width/603633"/>
              <draw:equation draw:name="f89" draw:formula="877254*height/877254"/>
              <draw:equation draw:name="f90" draw:formula="width"/>
              <draw:equation draw:name="f91" draw:formula="height"/>
            </draw:enhanced-geometry>
          </draw:custom-shape>
          <draw:custom-shape draw:name="Oval 44" draw:style-name="gr11" draw:text-style-name="P4" draw:layer="layout" svg:width="1.207cm" svg:height="1.207cm" svg:x="14.4cm" svg:y="1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45" draw:style-name="gr10" draw:text-style-name="P4" draw:layer="layout" svg:width="0.218cm" svg:height="0.366cm" draw:transform="rotate (1.10898220671699) translate (13.999cm 2.977cm)">
            <text:p/>
            <draw:enhanced-geometry draw:mirror-horizontal="false" draw:mirror-vertical="false" svg:viewBox="0 0 98425 165100" draw:type="non-primitive" draw:enhanced-path="M 98425 0 C 56092 48683 16933 100542 0 165100 L 0 165100 N">
              <draw:equation draw:name="f0" draw:formula="98425*width/98425"/>
              <draw:equation draw:name="f1" draw:formula="0*height/165100"/>
              <draw:equation draw:name="f2" draw:formula="0*width/98425"/>
              <draw:equation draw:name="f3" draw:formula="165100*height/165100"/>
              <draw:equation draw:name="f4" draw:formula="0*width/98425"/>
              <draw:equation draw:name="f5" draw:formula="165100*height/165100"/>
              <draw:equation draw:name="f6" draw:formula="98425*width/98425"/>
              <draw:equation draw:name="f7" draw:formula="0*height/165100"/>
              <draw:equation draw:name="f8" draw:formula="0*width/98425"/>
              <draw:equation draw:name="f9" draw:formula="165100*height/165100"/>
              <draw:equation draw:name="f10" draw:formula="0*width/98425"/>
              <draw:equation draw:name="f11" draw:formula="165100*height/165100"/>
              <draw:equation draw:name="f12" draw:formula="98425*width/98425"/>
              <draw:equation draw:name="f13" draw:formula="0*height/165100"/>
              <draw:equation draw:name="f14" draw:formula="0*width/98425"/>
              <draw:equation draw:name="f15" draw:formula="165100*height/165100"/>
              <draw:equation draw:name="f16" draw:formula="0*width/98425"/>
              <draw:equation draw:name="f17" draw:formula="165100*height/165100"/>
              <draw:equation draw:name="f18" draw:formula="width"/>
              <draw:equation draw:name="f19" draw:formula="height"/>
            </draw:enhanced-geometry>
          </draw:custom-shape>
          <draw:custom-shape draw:name="Freeform 46" draw:style-name="gr10" draw:text-style-name="P4" draw:layer="layout" svg:width="-0.218cm" svg:height="-0.366cm" svg:x="15.948cm" svg:y="3.127cm">
            <text:p/>
            <draw:enhanced-geometry draw:mirror-horizontal="false" draw:mirror-vertical="false" svg:viewBox="0 0 98425 165100" draw:type="non-primitive" draw:enhanced-path="M 98425 0 C 56092 48683 16933 100542 0 165100 L 0 165100 N">
              <draw:equation draw:name="f0" draw:formula="98425*width/98425"/>
              <draw:equation draw:name="f1" draw:formula="0*height/165100"/>
              <draw:equation draw:name="f2" draw:formula="0*width/98425"/>
              <draw:equation draw:name="f3" draw:formula="165100*height/165100"/>
              <draw:equation draw:name="f4" draw:formula="0*width/98425"/>
              <draw:equation draw:name="f5" draw:formula="165100*height/165100"/>
              <draw:equation draw:name="f6" draw:formula="98425*width/98425"/>
              <draw:equation draw:name="f7" draw:formula="0*height/165100"/>
              <draw:equation draw:name="f8" draw:formula="0*width/98425"/>
              <draw:equation draw:name="f9" draw:formula="165100*height/165100"/>
              <draw:equation draw:name="f10" draw:formula="0*width/98425"/>
              <draw:equation draw:name="f11" draw:formula="165100*height/165100"/>
              <draw:equation draw:name="f12" draw:formula="98425*width/98425"/>
              <draw:equation draw:name="f13" draw:formula="0*height/165100"/>
              <draw:equation draw:name="f14" draw:formula="0*width/98425"/>
              <draw:equation draw:name="f15" draw:formula="165100*height/165100"/>
              <draw:equation draw:name="f16" draw:formula="0*width/98425"/>
              <draw:equation draw:name="f17" draw:formula="165100*height/165100"/>
              <draw:equation draw:name="f18" draw:formula="width"/>
              <draw:equation draw:name="f19" draw:formula="height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53cm" draw:distance="0.159cm"/>
    <draw:stroke-dash draw:name="Dash_20_3" draw:display-name="Dash 3" draw:style="rect" draw:dots1="1" draw:dots1-length="0.071cm" draw:distance="0.21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84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Desnoyers</meta:initial-creator>
    <meta:creation-date>2015-04-26T11:35:32</meta:creation-date>
    <dc:date>2015-04-26T11:41:26</dc:date>
    <dc:creator>Peter Desnoyers</dc:creator>
    <meta:editing-duration>PT5M54S</meta:editing-duration>
    <meta:editing-cycles>1</meta:editing-cycles>
    <meta:document-statistic meta:object-count="44"/>
    <meta:generator>OpenOffice/4.0.1$Unix OpenOffice.org_project/401m5$Build-9714</meta:generator>
  </office:meta>
</office:document-meta>
</file>